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Implementar memorias en VHDL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9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1/22/implementar-memorias-en-vhdl/" text:style-name="Internet_20_link" text:visited-style-name="Visited_20_Internet_20_Link"><text:span text:style-name="T3">https://soceame.wordpress.com/2025/01/22/implementar-memorias-en-vhdl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13T16:38:12.628211458">13/02/2025</text:date></text:p>
      <text:p text:style-name="P10"/>
      <text:p text:style-name="P11">Para implementar memorias en VHDL lo único que necesitamos es hacer uso de la palabra reservada <text:span text:style-name="Emphasis">array</text:span>.</text:p>
      <text:p text:style-name="Text_20_body">Esta palabra permite crear matrices de datos escalables. Por ejemplo, si queremos crear una matriz de datos de 100 x 12, solo necesitamos crear una matriz de 100 datos <text:span text:style-name="Emphasis">std_logic_vector</text:span> de 12 bits.</text:p>
      <text:p text:style-name="P12"><text:span text:style-name="Source_20_Text">type qtyp is array (0 to 99) of std_logic_vector(11 downto 0);</text:span></text:p>
      <text:p text:style-name="Text_20_body">Entonces, la definición anterior nos crea un <text:span text:style-name="Emphasis">type</text:span>, que es lo que luego nos permite crear una señal o una constante que contenga los datos que queremos almacenar como una memoria.</text:p>
      <text:p text:style-name="Text_20_body">Por ejemplo si queremos almacenar 100 datos de 12 bits cada uno, podemos hacerlo así.</text:p>
      <text:p text:style-name="Preformatted_20_Text"><text:span text:style-name="Source_20_Text">signal T_s : q_i_type;</text:span></text:p>
      <text:p text:style-name="Preformatted_20_Text"/>
      <text:p text:style-name="Preformatted_20_Text"><text:span text:style-name="Source_20_Text">constant T : q_i_type := (</text:span></text:p>
      <text:p text:style-name="Preformatted_20_Text"><text:span text:style-name="Source_20_Text"><text:s text:c="24"/>"000000000000", "000000010000", "000001000000", "000010001111", </text:span></text:p>
      <text:p text:style-name="Preformatted_20_Text"><text:span text:style-name="Source_20_Text"><text:s text:c="24"/>"000011111101", "000110000111", "001000101010", "001011100110", </text:span></text:p>
      <text:p text:style-name="Preformatted_20_Text"><text:span text:style-name="Source_20_Text"><text:s text:c="24"/>"001110110110", "010010010111", "010110000110", "011001111111", </text:span></text:p>
      <text:p text:style-name="Preformatted_20_Text"><text:span text:style-name="Source_20_Text"><text:s text:c="24"/>"011101111110", "100010000000", "100101111111", "101001111000", </text:span></text:p>
      <text:p text:style-name="Preformatted_20_Text"><text:span text:style-name="Source_20_Text"><text:s text:c="24"/>"101101100111", "110001001000", "110100011000", "110111010100", </text:span></text:p>
      <text:p text:style-name="Preformatted_20_Text"><text:span text:style-name="Source_20_Text"><text:s text:c="24"/>"111001110111", "111100000001", "111101101111", "111110111110", </text:span></text:p>
      <text:p text:style-name="Preformatted_20_Text"><text:span text:style-name="Source_20_Text"><text:s text:c="24"/>"111111101110", "111111111111", "111111101110", "111110111110", </text:span></text:p>
      <text:p text:style-name="Preformatted_20_Text"><text:span text:style-name="Source_20_Text"><text:s text:c="24"/>"111101101111", "111100000001", "111001110111", "110111010100", </text:span></text:p>
      <text:p text:style-name="Preformatted_20_Text"><text:span text:style-name="Source_20_Text"><text:s text:c="24"/>"110100011000", "110001001000", "101101100111", "101001111000", </text:span></text:p>
      <text:p text:style-name="Preformatted_20_Text"><text:span text:style-name="Source_20_Text"><text:s text:c="24"/>"100101111111", "100010000000", "011101111110", "011001111111", </text:span></text:p>
      <text:p text:style-name="Preformatted_20_Text"><text:span text:style-name="Source_20_Text"><text:s text:c="24"/>"010110000110", "010010010111", "001110110110", "001011100110", </text:span></text:p>
      <text:p text:style-name="Preformatted_20_Text"><text:span text:style-name="Source_20_Text"><text:s text:c="24"/>"001000101010", "000110000111", "000011111101", "000010001111", </text:span></text:p>
      <text:p text:style-name="Preformatted_20_Text"><text:span text:style-name="Source_20_Text"><text:s text:c="24"/>"000001000000", "000000010000", "000000000000", "000000010000", </text:span></text:p>
      <text:p text:style-name="Preformatted_20_Text"><text:span text:style-name="Source_20_Text"><text:s text:c="24"/>"000001000000", "000010001111", "000011111101", "000110000111", </text:span></text:p>
      <text:p text:style-name="Preformatted_20_Text"><text:span text:style-name="Source_20_Text"><text:s text:c="24"/>"001000101010", "001011100110", "001110110110", "010010010111", </text:span></text:p>
      <text:p text:style-name="Preformatted_20_Text"><text:span text:style-name="Source_20_Text"><text:s text:c="24"/>"010110000110", "011001111111", "011101111110", "100010000000", </text:span></text:p>
      <text:p text:style-name="Preformatted_20_Text"><text:span text:style-name="Source_20_Text"><text:s text:c="24"/>"100101111111", "101001111000", "101101100111", "110001001000", </text:span></text:p>
      <text:p text:style-name="Preformatted_20_Text"><text:span text:style-name="Source_20_Text"><text:s text:c="24"/>"110100011000", "110111010100", "111001110111", "111100000001", </text:span></text:p>
      <text:p text:style-name="Preformatted_20_Text"><text:span text:style-name="Source_20_Text"><text:s text:c="24"/>"111101101111", "111110111110", "111111101110", "111111111111", </text:span></text:p>
      <text:p text:style-name="Preformatted_20_Text"><text:soft-page-break/><text:span text:style-name="Source_20_Text"><text:s text:c="24"/>"111111101110", "111110111110", "111101101111", "111100000001", </text:span></text:p>
      <text:p text:style-name="Preformatted_20_Text"><text:span text:style-name="Source_20_Text"><text:s text:c="24"/>"111001110111", "110111010100", "110100011000", "110001001000", </text:span></text:p>
      <text:p text:style-name="Preformatted_20_Text"><text:span text:style-name="Source_20_Text"><text:s text:c="24"/>"101101100111", "101001111000", "100101111111", "100010000000", </text:span></text:p>
      <text:p text:style-name="Preformatted_20_Text"><text:span text:style-name="Source_20_Text"><text:s text:c="24"/>"011101111110", "011001111111", "010110000110", "010010010111", </text:span></text:p>
      <text:p text:style-name="Preformatted_20_Text"><text:span text:style-name="Source_20_Text"><text:s text:c="24"/>"001110110110", "001011100110", "001000101010", "000110000111", </text:span></text:p>
      <text:p text:style-name="Preformatted_20_Text"><text:span text:style-name="Source_20_Text"><text:s text:c="24"/>"000011111101", "000010001111", "000001000000", "000000010000"</text:span></text:p>
      <text:p text:style-name="P12"><text:span text:style-name="Source_20_Text"><text:s text:c="16"/>);</text:span></text:p>
      <text:p text:style-name="Text_20_body">Esto se puede aplicar en FIFO, memorias ROM, RAM, etc.</text:p>
      <text:h text:style-name="Heading_20_2" text:outline-level="2">Nota final</text:h>
      <text:p text:style-name="Text_20_body">Esta misma estructura se puede utilizar para trabajar con buses, haciendo que cada bus provenga de un sitio distinto y unificando el manejo de señales desde un solo sitio.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80bd6"/>
    </style:style>
    <style:style style:name="MP2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P3" style:family="paragraph">
      <style:text-properties style:font-name="Liberation Sans" fo:font-size="1pt" style:font-name-asian="Liberation Sans2" style:font-name-complex="Liberation Sans2"/>
    </style:style>
    <style:style style:name="MP4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T1" style:family="text">
      <style:text-properties fo:font-size="10pt"/>
    </style:style>
    <style:style style:name="MT2" style:family="text">
      <style:text-properties officeooo:rsid="000aa428"/>
    </style:style>
    <style:style style:name="MT3" style:family="text">
      <style:text-properties officeooo:rsid="000c13d6"/>
    </style:style>
    <style:style style:name="MT4" style:family="text">
      <style:text-properties style:font-name="Liberation Sans" fo:font-size="1pt" style:font-name-asian="Liberation Sans2" style:font-name-complex="Liberation Sans2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1/22/implementar-memorias-en-vhdl/" text:style-name="Internet_20_link" text:visited-style-name="Visited_20_Internet_20_Link"><text:span text:style-name="MT1">https://soceame.wordpress.com/2025/01/22/implementar-memorias-en-vhdl/</text:span></text:a></text:p>
      </style:header>
      <style:footer>
        <text:p text:style-name="MP2"><text:span text:style-name="MT2">Creado por David Rubio </text:span><text:span text:style-name="MT3">G.</text:span><text:span text:style-name="MT2"><text:tab/> <text:tab/></text:span>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8" draw:name="PowerPlusWaterMarkObject 2" draw:style-name="Mgr1" draw:text-style-name="MP4" svg:width="16.999cm" svg:height="1.317cm" draw:transform="rotate (0.785398163397448) translate (2.02494444444444cm 18.1435416666667cm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0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2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3" draw:name="PowerPlusWaterMarkObject" draw:style-name="Mgr2" draw:text-style-name="MP4" svg:width="11.399cm" svg:height="0.883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4" draw:name="PowerPlusWaterMarkObject" draw:style-name="Mgr3" draw:text-style-name="MP4" svg:width="17.999cm" svg:height="1.394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5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6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7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6:36:52.393963731</meta:creation-date>
    <meta:editing-duration>PT1M21S</meta:editing-duration>
    <meta:editing-cycles>2</meta:editing-cycles>
    <meta:generator>LibreOffice/24.8.4.2$Linux_X86_64 LibreOffice_project/480$Build-2</meta:generator>
    <dc:date>2025-02-13T16:38:12.279971731</dc:date>
    <meta:document-statistic meta:table-count="0" meta:image-count="0" meta:object-count="0" meta:page-count="3" meta:paragraph-count="44" meta:word-count="284" meta:character-count="3460" meta:non-whitespace-character-count="2578"/>
    <meta:template xlink:type="simple" xlink:actuate="onRequest" xlink:title="template" xlink:href="../../../../../../Plantillas/template.ott" meta:date="2025-02-13T16:36:51.474511344"/>
  </office:meta>
</office:document-meta>
</file>